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_Actions_Non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_Actions_Non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isciplinary Action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007">
            <text:p>1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084">
            <text:p>40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1">
            <text:p>1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4">
            <text:p>4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95">
            <text:p>77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16">
            <text:p>4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5">
            <text:p>7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96">
            <text:p>96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76">
            <text:p>30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2">
            <text:p>1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">
            <text:p>58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71">
            <text:p>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68">
            <text:p>27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655">
            <text:p>5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09">
            <text:p>36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7">
            <text:p>3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6">
            <text:p>4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55">
            <text:p>6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2287">
            <text:p>222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74">
            <text:p>4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22">
            <text:p>9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3">
            <text:p>3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255">
            <text:p>52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6">
            <text:p>37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68">
            <text:p>93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01">
            <text:p>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4">
            <text:p>4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78">
            <text:p>13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0">
            <text:p>4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5">
            <text:p>15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3">
            <text:p>86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81">
            <text:p>2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1">
            <text:p>8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072">
            <text:p>30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_Actions_Noncampus" style:display-name="PageStyle_Disciplinary_Actions_Non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